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2" manifest:media-type="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adornments="Обычный" style:font-family-generic="swiss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3" style:family="table" style:master-page-name="First_20_Page">
      <style:table-properties style:width="17cm" style:page-number="auto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cm" fo:border="none" style:writing-mode="page"/>
    </style:style>
    <style:style style:name="Таблица3.2" style:family="table-row">
      <style:table-row-properties style:min-row-height="3.387cm"/>
    </style:style>
    <style:style style:name="Таблица3.3" style:family="table-row">
      <style:table-row-properties style:min-row-height="5.207cm"/>
    </style:style>
    <style:style style:name="Таблица3.4" style:family="table-row">
      <style:table-row-properties style:min-row-height="5.498cm"/>
    </style:style>
    <style:style style:name="Таблица3.6" style:family="table-row">
      <style:table-row-properties style:min-row-height="4.935cm"/>
    </style:style>
    <style:style style:name="Таблица1" style:family="table">
      <style:table-properties style:width="17.501cm" table:align="margins" style:may-break-between-rows="true" table:border-model="collapsing"/>
    </style:style>
    <style:style style:name="Таблица1.A" style:family="table-column">
      <style:table-column-properties style:column-width="2.265cm" style:rel-column-width="8479*"/>
    </style:style>
    <style:style style:name="Таблица1.B" style:family="table-column">
      <style:table-column-properties style:column-width="2.775cm" style:rel-column-width="10389*"/>
    </style:style>
    <style:style style:name="Таблица1.C" style:family="table-column">
      <style:table-column-properties style:column-width="12.462cm" style:rel-column-width="46667*"/>
    </style:style>
    <style:style style:name="Таблица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Таблица1.B6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Таблица1.10" style:family="table-row">
      <style:table-row-properties fo:keep-together="auto"/>
    </style:style>
    <style:style style:name="Таблица1.A10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Таблица1.B10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Таблица1.C10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Таблица2" style:family="table">
      <style:table-properties style:width="17.501cm" table:align="margins"/>
    </style:style>
    <style:style style:name="Таблица2.A" style:family="table-column">
      <style:table-column-properties style:column-width="4.323cm" style:rel-column-width="16189*"/>
    </style:style>
    <style:style style:name="Таблица2.B" style:family="table-column">
      <style:table-column-properties style:column-width="13.178cm" style:rel-column-width="49346*"/>
    </style:style>
    <style:style style:name="Таблица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Таблица2.A10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4pt" style:font-name-asian="Source Han Sans CN" style:font-size-asian="18.2000007629395pt" style:font-name-complex="Droid Sans Devanagari1" style:font-size-complex="18.2000007629395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4pt" officeooo:rsid="003043fb" officeooo:paragraph-rsid="003043fb" style:font-name-asian="Source Han Sans CN" style:font-size-asian="18.2000007629395pt" style:font-name-complex="Droid Sans Devanagari1" style:font-size-complex="18.2000007629395pt"/>
    </style:style>
    <style:style style:name="P4" style:family="paragraph" style:parent-style-name="Table_20_Contents">
      <style:paragraph-properties fo:text-align="end" style:justify-single-word="false"/>
      <style:text-properties style:font-name="Times New Roman" fo:font-size="14pt" officeooo:rsid="003043fb" officeooo:paragraph-rsid="003043fb" style:font-name-asian="Source Han Sans CN" style:font-size-asian="18.2000007629395pt" style:font-name-complex="Droid Sans Devanagari1" style:font-size-complex="18.2000007629395pt"/>
    </style:style>
    <style:style style:name="P5" style:family="paragraph" style:parent-style-name="Table_20_Contents">
      <style:paragraph-properties fo:text-align="end" style:justify-single-word="false"/>
      <style:text-properties style:font-name="Times New Roman" fo:font-size="14pt" officeooo:rsid="0030ea57" officeooo:paragraph-rsid="0030ea57" style:font-name-asian="Source Han Sans CN" style:font-size-asian="18.2000007629395pt" style:font-name-complex="Droid Sans Devanagari1" style:font-size-complex="18.2000007629395pt"/>
    </style:style>
    <style:style style:name="P6" style:family="paragraph" style:parent-style-name="Table_20_Contents">
      <style:paragraph-properties fo:text-align="end" style:justify-single-word="false"/>
      <style:text-properties style:font-name="Times New Roman" fo:font-size="14pt" officeooo:rsid="0032c04e" officeooo:paragraph-rsid="0032c04e" style:font-name-asian="Source Han Sans CN" style:font-size-asian="18.2000007629395pt" style:font-name-complex="Droid Sans Devanagari1" style:font-size-complex="18.2000007629395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officeooo:rsid="0032c04e" officeooo:paragraph-rsid="0032c04e" style:font-name-asian="Source Han Sans CN" style:font-size-asian="18.2000007629395pt" style:font-name-complex="Droid Sans Devanagari1" style:font-size-complex="18.2000007629395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4pt" fo:font-weight="bold" officeooo:rsid="003043fb" officeooo:paragraph-rsid="003043fb" style:font-name-asian="Source Han Sans CN" style:font-size-asian="18.2000007629395pt" style:font-weight-asian="bold" style:font-name-complex="Droid Sans Devanagari1" style:font-size-complex="18.2000007629395pt" style:font-weight-complex="bold"/>
    </style:style>
    <style:style style:name="P9" style:family="paragraph" style:parent-style-name="Subtitle">
      <style:text-properties style:font-name="Times New Roman" officeooo:rsid="0006f2be" officeooo:paragraph-rsid="001eacf5"/>
    </style:style>
    <style:style style:name="P10" style:family="paragraph" style:parent-style-name="Text_20_body">
      <style:text-properties style:font-name="Times New Roman" officeooo:rsid="001e57ff" officeooo:paragraph-rsid="001e57ff"/>
    </style:style>
    <style:style style:name="P11" style:family="paragraph" style:parent-style-name="Text_20_body">
      <style:text-properties style:font-name="Times New Roman" fo:language="ru" fo:country="RU" officeooo:rsid="004221f0" officeooo:paragraph-rsid="004221f0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style:font-name="Times New Roman" fo:language="ru" fo:country="RU" officeooo:rsid="004221f0" officeooo:paragraph-rsid="004221f0"/>
    </style:style>
    <style:style style:name="P13" style:family="paragraph" style:parent-style-name="Text_20_body">
      <style:paragraph-properties fo:margin-left="0cm" fo:margin-right="0cm" fo:text-align="center" style:justify-single-word="false" fo:text-indent="0cm" style:auto-text-indent="false" fo:break-before="page"/>
      <style:text-properties style:font-name="Times New Roman" fo:language="ru" fo:country="RU" officeooo:rsid="004351dc" officeooo:paragraph-rsid="004351dc"/>
    </style:style>
    <style:style style:name="P1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" fo:language="ru" fo:country="RU" officeooo:rsid="004351dc" officeooo:paragraph-rsid="004351dc"/>
    </style:style>
    <style:style style:name="P15" style:family="paragraph" style:parent-style-name="Text_20_body">
      <style:text-properties officeooo:rsid="003a9843" officeooo:paragraph-rsid="003a9843"/>
    </style:style>
    <style:style style:name="P16" style:family="paragraph" style:parent-style-name="Text_20_body">
      <style:text-properties officeooo:rsid="003c1873" officeooo:paragraph-rsid="003c1873"/>
    </style:style>
    <style:style style:name="P17" style:family="paragraph" style:parent-style-name="Text_20_body">
      <style:text-properties officeooo:rsid="003f11ed" officeooo:paragraph-rsid="003f11ed"/>
    </style:style>
    <style:style style:name="P18" style:family="paragraph" style:parent-style-name="Heading_20_1">
      <style:text-properties style:font-name="Times New Roman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2">
      <style:text-properties style:font-name="Times New Roman"/>
    </style:style>
    <style:style style:name="P21" style:family="paragraph" style:parent-style-name="Text_20_body" style:list-style-name="L1"/>
    <style:style style:name="P22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483480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3824b4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language="en" fo:country="US" officeooo:rsid="003824b4"/>
    </style:style>
    <style:style style:name="T7" style:family="text">
      <style:text-properties officeooo:rsid="0032c04e"/>
    </style:style>
    <style:style style:name="T8" style:family="text">
      <style:text-properties officeooo:rsid="003a9843"/>
    </style:style>
    <style:style style:name="T9" style:family="text">
      <style:text-properties officeooo:rsid="0044b8c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table:number-columns-spanned="2" office:value-type="string">
            <text:p text:style-name="P3">МИНИСТЕРСТВО НАУКИ И ВЫСШЕГО ОБРАЗОВАНИЯ РОССИЙСКОЙ ФЕДЕРАЦИИ</text:p>
          </table:table-cell>
          <table:covered-table-cell/>
        </table:table-row>
        <table:table-row table:style-name="Таблица3.2">
          <table:table-cell table:style-name="Таблица3.A1" table:number-columns-spanned="2" office:value-type="string">
            <text:p text:style-name="P8">ФЕДЕРАЛЬНОЕ ГОСУДАРСТВЕННОЕ АВТОНОМНОЕ ОБРАЗОВАТЕЛЬНОЕ УЧРЕЖДЕНИЕ ВЫСШЕГО ОБРАЗОВАНИЯ</text:p>
            <text:p text:style-name="P8">«СЕВАСТОПОЛЬСКИЙ ГОСУДАРСТВЕННЫЙ УНИВЕРСИТЕТ»</text:p>
          </table:table-cell>
          <table:covered-table-cell/>
        </table:table-row>
        <table:table-row table:style-name="Таблица3.3">
          <table:table-cell table:style-name="Таблица3.A1" office:value-type="string">
            <text:p text:style-name="P2"/>
          </table:table-cell>
          <table:table-cell table:style-name="Таблица3.A1" office:value-type="string">
            <text:p text:style-name="P4">кафедра «Информационные системы»</text:p>
          </table:table-cell>
        </table:table-row>
        <table:table-row table:style-name="Таблица3.4">
          <table:table-cell table:style-name="Таблица3.A1" table:number-columns-spanned="2" office:value-type="string">
            <text:p text:style-name="P7">Отчёт</text:p>
            <text:p text:style-name="P3"><text:span text:style-name="T7">по л</text:span>абораторн<text:span text:style-name="T7">ой</text:span> работ<text:span text:style-name="T7">е</text:span> №<text:span text:style-name="T8">2</text:span></text:p>
            <text:p text:style-name="P3">по дисциплине «Технические средства информационных систем»</text:p>
          </table:table-cell>
          <table:covered-table-cell/>
        </table:table-row>
        <table:table-row>
          <table:table-cell table:style-name="Таблица3.A1" office:value-type="string">
            <text:p text:style-name="P2"/>
          </table:table-cell>
          <table:table-cell table:style-name="Таблица3.A1" office:value-type="string">
            <text:p text:style-name="P4">Выполнил:</text:p>
            <text:p text:style-name="P4">ст.гр. ИС/б-20-2-о</text:p>
            <text:p text:style-name="P4">Филозоп А.Н.</text:p>
          </table:table-cell>
        </table:table-row>
        <table:table-row table:style-name="Таблица3.6">
          <table:table-cell table:style-name="Таблица3.A1" office:value-type="string">
            <text:p text:style-name="P2"/>
          </table:table-cell>
          <table:table-cell table:style-name="Таблица3.A1" office:value-type="string">
            <text:p text:style-name="P5">Принял:</text:p>
            <text:p text:style-name="P6">Минкин С.И.</text:p>
          </table:table-cell>
        </table:table-row>
        <table:table-row>
          <table:table-cell table:style-name="Таблица3.A1" table:number-columns-spanned="2" office:value-type="string">
            <text:p text:style-name="P3">Севастополь</text:p>
            <text:p text:style-name="P3">2022 г.</text:p>
          </table:table-cell>
          <table:covered-table-cell/>
        </table:table-row>
      </table:table>
      <text:h text:style-name="P18" text:outline-level="1" text:is-list-header="true"/>
      <text:h text:style-name="P19" text:outline-level="1"><text:span text:style-name="T5">Лабораторная работа №</text:span><text:span text:style-name="T6">2</text:span></text:h>
      <text:p text:style-name="P9">Исследование архитектуры и системы команд 16-разрядного процессора</text:p>
      <text:h text:style-name="P20" text:outline-level="2">Цель работы</text:h>
      <text:p text:style-name="P10">Исследовать систему команд, архитектуру и основные блоки процессора Intel 8086 и взаимодействие этих блоков процессора при выполнении команд разных типов. Приобрести практические навыки написания ассемблерных программ и отладки их в эмуляторе микропроцессора — экранным <text:span text:style-name="T3">о</text:span><text:span text:style-name="T4">т</text:span><text:span text:style-name="T3">ладчиком</text:span> типа emu8086.</text:p>
      <text:h text:style-name="P20" text:outline-level="2">Постановка задачи</text:h>
      <text:p text:style-name="P10">Запустить эмулятор, выбрать шаблон в формате com и ввести в окне редактора пробную программу, приведенную в приложении А. Исследовать процесс выполнения программы (т.е. проследить изменение содержимого регистров, оперативной памяти и стека). Пояснить в форме комментариев к каждой ассемблерной строке исследуемой программы. Запустить эмулятор, выбрать шаблон в формате com и ввести в окне редактора пробную программу, приведенную в приложении Б. Исследовать и пояснить изменения регистров при выполнении каждой из команд. Рассчитать время выполнения программ.</text:p>
      <text:h text:style-name="P20" text:outline-level="2">Ход выполнения работы</text:h>
      <text:p text:style-name="P15">В листинге 1 представлен код предложенной в методических указаниях программы с комментариями.</text:p>
      <text:p text:style-name="P15">Листинг 1 — Код программы с комментариями</text:p>
      <text:p text:style-name="Листинг_20_программы">mov ax,0255 <text:s text:c="2"/>; записать в AX значение 255 <text:s text:c="28"/>; + 4</text:p>
      <text:p text:style-name="Листинг_20_программы">inc ax <text:s text:c="7"/>; увеличить значение AX на 1 <text:s text:c="28"/>; + 2</text:p>
      <text:p text:style-name="Листинг_20_программы">add ax, alpha ; прибавить к AX значение alpha <text:s text:c="25"/>; + 16</text:p>
      <text:p text:style-name="Листинг_20_программы">nop <text:s text:c="10"/>; ничего не делать в течение цикла <text:s text:c="22"/>; + 1</text:p>
      <text:p text:style-name="Листинг_20_программы"><text:soft-page-break/>mov bx,ax <text:s text:c="4"/>; записать в BX содержимое AX <text:s text:c="27"/>; + 2</text:p>
      <text:p text:style-name="Листинг_20_программы">dec bx <text:s text:c="7"/>; уменьшить значение в BX на 1 <text:s text:c="26"/>; + 2</text:p>
      <text:p text:style-name="Листинг_20_программы">sub bx, beta <text:s/>; вычести из значения в BX значение в beta <text:s text:c="14"/>; + 16</text:p>
      <text:p text:style-name="Листинг_20_программы">mov dx, bx <text:s text:c="3"/>; запичать в DX значение в BX <text:s text:c="27"/>; + 2</text:p>
      <text:p text:style-name="Листинг_20_программы">sub dx,10 <text:s text:c="4"/>; вычесть из DX число 10 <text:s text:c="32"/>; + 4</text:p>
      <text:p text:style-name="Листинг_20_программы">xchg ax,dx <text:s text:c="3"/>; поменять местами значения регистров AX и DX <text:s text:c="11"/>; + 3</text:p>
      <text:p text:style-name="Листинг_20_программы">push bx <text:s text:c="6"/>; переместить в стек значение BX <text:s text:c="24"/>; + 3</text:p>
      <text:p text:style-name="Листинг_20_программы">push ax <text:s text:c="6"/>; переместить в стек значение AX <text:s text:c="24"/>; + 3</text:p>
      <text:p text:style-name="Листинг_20_программы">pop cx <text:s text:c="7"/>; взять значение из стека и поместить в CX <text:s text:c="14"/>; + 8</text:p>
      <text:p text:style-name="Листинг_20_программы">mov si,cx <text:s text:c="4"/>; записать в регистр SI значение CX <text:s text:c="21"/>; + 2</text:p>
      <text:p text:style-name="Листинг_20_программы">mov di,dx <text:s text:c="4"/>; записать в DI значение DX <text:s text:c="29"/>; + 2</text:p>
      <text:p text:style-name="Листинг_20_программы">mov 0150h,cx ; записать содержимое CX в ячейку памяти по адресу 0150h <text:s/>; + 8</text:p>
      <text:p text:style-name="Листинг_20_программы">shl ax,2 <text:s text:c="5"/>; сдвинуть биты в AX на 2 позиции влево <text:s text:c="17"/>; + 8 + 2 / 2</text:p>
      <text:p text:style-name="Листинг_20_программы">mov dx, offset hello ; записать в регистр DX значение отступа hello <text:s text:c="3"/>; + 4</text:p>
      <text:p text:style-name="Листинг_20_программы"><text:s text:c="21"/>; от начала сегмента</text:p>
      <text:p text:style-name="Листинг_20_программы">mov ax,0900h <text:s/>; записать в AX число 0900h <text:s text:c="29"/>; + 4</text:p>
      <text:p text:style-name="Листинг_20_программы">int 21h <text:s text:c="6"/>; вызвать прерывание 21h <text:s text:c="32"/>; + 51</text:p>
      <text:p text:style-name="Листинг_20_программы">mov ax,4c00h <text:s/>; записать в AX число 4c00h <text:s text:c="29"/>; + 4</text:p>
      <text:p text:style-name="Листинг_20_программы">int 21h <text:s text:c="6"/>; вызвать прерывание 21h <text:s text:c="32"/>; + 51</text:p>
      <text:p text:style-name="Листинг_20_программы">ret <text:s text:c="10"/>; вернуть управление операционной системе</text:p>
      <text:p text:style-name="Листинг_20_программы"/>
      <text:p text:style-name="Листинг_20_программы">alpha dw 25</text:p>
      <text:p text:style-name="Листинг_20_программы">beta dw 32</text:p>
      <text:p text:style-name="Листинг_20_программы">hello db 'Privet kafedra IS!$'</text:p>
      <text:p text:style-name="Листинг_20_программы"/>
      <text:p text:style-name="P16">Время выполнения программы было высчитано следующим образом. Количество тактов при выполнении каждой команды было сложено, получено значение<text:span text:style-name="T1"> 201</text:span><text:span text:style-name="T3"> такт. Так как частота тактового генератора равна </text:span><text:span text:style-name="T1">5</text:span><text:span text:style-name="T3">МГц, то время выполнения программы равно</text:span><text:span text:style-name="T3"><draw:frame draw:style-name="fr1" draw:name="Объект1" text:anchor-type="as-char" svg:y="-0.619cm" svg:width="4.217cm" svg:height="1.058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">.</text:span></text:p>
      <text:p text:style-name="P17">В листинге 2 приведён код второй предложенной программы.</text:p>
      <text:p text:style-name="P17">Листинг 2 — Код программы</text:p>
      <text:p text:style-name="Листинг_20_программы">org 100h ;Программа начинается с адреса 100h</text:p>
      <text:p text:style-name="Листинг_20_программы">jmp start ;Безусловный переход на метку start</text:p>
      <text:p text:style-name="Листинг_20_программы">;-- Данные ------------------------------------------------------------</text:p>
      <text:p text:style-name="Листинг_20_программы">v dw 12345</text:p>
      <text:p text:style-name="Листинг_20_программы">pak db 13,10,'Press any key...$'</text:p>
      <text:p text:style-name="Листинг_20_программы">;----------------------------------------------------------------------</text:p>
      <text:p text:style-name="Листинг_20_программы">start:</text:p>
      <text:p text:style-name="Листинг_20_программы">mov bx,[v] ;BX = v</text:p>
      <text:p text:style-name="Листинг_20_программы">mov ah,2 ;Функция DOS 02h - вывод символа</text:p>
      <text:p text:style-name="Листинг_20_программы">mov cx,16 ;Инициализация счѐтчика цикла</text:p>
      <text:p text:style-name="Листинг_20_программы">lp:</text:p>
      <text:p text:style-name="Листинг_20_программы">shl bx,1 ;Сдвиг BX на 1 бит влево</text:p>
      <text:p text:style-name="Листинг_20_программы">mov dl,'0' ;dl = '0'</text:p>
      <text:p text:style-name="Листинг_20_программы">jnc print ;Переход, если выдвинутый бит равен 0</text:p>
      <text:p text:style-name="Листинг_20_программы">inc dl ;dl = dl + 1 = '1'</text:p>
      <text:p text:style-name="Листинг_20_программы">print:</text:p>
      <text:p text:style-name="Листинг_20_программы">int 21h ;Обращение к функции DOS 02h</text:p>
      <text:p text:style-name="Листинг_20_программы">loop lp ;Команда цикла</text:p>
      <text:p text:style-name="Листинг_20_программы">mov ah,9 ;\</text:p>
      <text:p text:style-name="Листинг_20_программы">mov dx,offset pak ; &gt; Вывод строки 'Press any key...'</text:p>
      <text:p text:style-name="Листинг_20_программы">int 21h ;/</text:p>
      <text:p text:style-name="Листинг_20_программы">mov ah,8 ;\</text:p>
      <text:p text:style-name="Листинг_20_программы">int 21h ;/ Ввод символа без эха</text:p>
      <text:p text:style-name="Листинг_20_программы">mov ax,4C00h ;\</text:p>
      <text:p text:style-name="Листинг_20_программы">int 21h ;/ Завершение программы</text:p>
      <text:h text:style-name="P20" text:outline-level="2" text:is-list-header="true"><text:soft-page-break/>Вывод</text:h>
      <text:p text:style-name="P11">При выполнении данной работы было получено понимание работы 16 разрядного процессора <text:span text:style-name="T1">Intel8086. </text:span>Также было получены навыки комментирования и вычисления времени выполнения программы, написанной на языке ассемблера.</text:p>
      <text:p text:style-name="P12"/>
      <text:p text:style-name="P13">Приложение А</text:p>
      <text:p text:style-name="P14">Ответы на контрольные вопросы</text:p>
      <text:list xml:id="list2631283628" text:style-name="L1">
        <text:list-item>
          <text:p text:style-name="P21">Процессор <text:span text:style-name="T1">Intel 8086 </text:span>содержит два основных блока:</text:p>
          <text:list>
            <text:list-item>
              <text:p text:style-name="P21"><text:span text:style-name="T1">BIU (Bus Interface Unit), </text:span>предназначенный для считывания команд и их операндов с системной шины; запись данных в память; вычисления физического адреса; сохранения считанных байтов в шестибайтовом конвейере команд;</text:p>
            </text:list-item>
            <text:list-item>
              <text:p text:style-name="P21">EU (Execution Unit), <text:span text:style-name="T3">предназначенный выполнения команд, в т.ч. арифметических операций.</text:span></text:p>
            </text:list-item>
          </text:list>
        </text:list-item>
        <text:list-item>
          <text:p text:style-name="P21"><text:span text:style-name="T3">Повышение быстродействия работы процессора </text:span>8086 <text:span text:style-name="T3">обосновано следующим:</text:span></text:p>
          <text:list>
            <text:list-item>
              <text:p text:style-name="P21">блоки <text:span text:style-name="T1">BIU </text:span>и <text:span text:style-name="T1">EU </text:span>работают параллельно. Как следствие блок исполнения команд в большинстве случаев не ожидает получения команды из оперативной памяти, что способствует увеличению количества выполненных команд за промежуток времени.</text:p>
            </text:list-item>
            <text:list-item>
              <text:p text:style-name="P21">повышения максимальной частоты тактового генератора до <text:span text:style-name="T9">5</text:span>МГц.</text:p>
            </text:list-item>
          </text:list>
        </text:list-item>
        <text:list-item>
          <text:p text:style-name="P21">Типы машинных циклов:</text:p>
          <text:list>
            <text:list-item>
              <text:p text:style-name="P21">извлечение кода команды;</text:p>
            </text:list-item>
            <text:list-item>
              <text:p text:style-name="P21">чтение данных из памяти;</text:p>
            </text:list-item>
            <text:list-item>
              <text:p text:style-name="P21">запись данных в память;</text:p>
            </text:list-item>
            <text:list-item>
              <text:p text:style-name="P21">извлечение из стека;</text:p>
            </text:list-item>
            <text:list-item>
              <text:p text:style-name="P21">запись данных в стек;</text:p>
            </text:list-item>
            <text:list-item>
              <text:p text:style-name="P21">ввод данных из внешнего устройства;</text:p>
            </text:list-item>
            <text:list-item>
              <text:p text:style-name="P21">запись данных на внешнее устройство;</text:p>
            </text:list-item>
            <text:list-item>
              <text:p text:style-name="P21">обслуживание прерывания</text:p>
            </text:list-item>
          </text:list>
        </text:list-item>
      </text:list>
      <text:p text:style-name="P22"/>
      <text:p text:style-name="P22"/>
      <text:p text:style-name="P22"/>
      <text:p text:style-name="P22"/>
      <text:list xml:id="list91943652590333" text:continue-numbering="true" text:style-name="L1">
        <text:list-item>
          <text:p text:style-name="P21"><text:soft-page-break/>Описание основных выходов <text:span text:style-name="T1">Intel8086 </text:span>приведено в таблице ниже:</text:p>
        </text:list-item>
      </text:list>
      <text:p text:style-name="Text_20_body"/>
      <table:table table:name="Таблица1" table:style-name="Таблица1" table:template-name="Academic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Text_20_body">№ контакта</text:p>
          </table:table-cell>
          <table:table-cell table:style-name="Таблица1.A1" office:value-type="string">
            <text:p text:style-name="Text_20_body">Обозначение</text:p>
          </table:table-cell>
          <table:table-cell table:style-name="Таблица1.A1" office:value-type="string">
            <text:p text:style-name="Text_20_body">Предназначение</text:p>
          </table:table-cell>
        </table:table-row>
        <table:table-row>
          <table:table-cell table:style-name="Таблица1.A2" office:value-type="string">
            <text:p text:style-name="Text_20_body">1, 20</text:p>
          </table:table-cell>
          <table:table-cell table:style-name="Таблица1.A2" office:value-type="string">
            <text:p text:style-name="Text_20_body">GND</text:p>
          </table:table-cell>
          <table:table-cell table:style-name="Таблица1.A2" office:value-type="string">
            <text:p text:style-name="Text_20_body">Земля</text:p>
          </table:table-cell>
        </table:table-row>
        <table:table-row>
          <table:table-cell table:style-name="Таблица1.A2" office:value-type="string">
            <text:p text:style-name="Text_20_body">40</text:p>
          </table:table-cell>
          <table:table-cell table:style-name="Таблица1.A2" office:value-type="string">
            <text:p text:style-name="Text_20_body"><draw:frame draw:style-name="fr1" draw:name="Объект2" text:anchor-type="as-char" svg:y="-0.377cm" svg:width="0.758cm" svg:height="0.531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table-cell table:style-name="Таблица1.A2" office:value-type="string">
            <text:p text:style-name="Text_20_body">Питание <text:span text:style-name="T1">5</text:span><text:span text:style-name="T3">В.</text:span></text:p>
          </table:table-cell>
        </table:table-row>
        <table:table-row>
          <table:table-cell table:style-name="Таблица1.A2" office:value-type="string">
            <text:p text:style-name="Text_20_body">2-16</text:p>
          </table:table-cell>
          <table:table-cell table:style-name="Таблица1.A2" office:value-type="string">
            <text:p text:style-name="Text_20_body">AD0-AD14</text:p>
          </table:table-cell>
          <table:table-cell table:style-name="Таблица1.A2" office:value-type="string">
            <text:p text:style-name="Text_20_body">Ввод/вывод данных в течение машинного цикла.</text:p>
          </table:table-cell>
        </table:table-row>
        <table:table-row>
          <table:table-cell table:style-name="Таблица1.A2" office:value-type="string">
            <text:p text:style-name="Text_20_body">17</text:p>
          </table:table-cell>
          <table:table-cell table:style-name="Таблица1.A2" office:value-type="string">
            <text:p text:style-name="Text_20_body"><draw:frame draw:style-name="fr1" draw:name="Объект3" text:anchor-type="as-char" svg:y="-0.377cm" svg:width="1.035cm" svg:height="0.467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Таблица1.A2" office:value-type="string">
            <text:p text:style-name="Text_20_body">Входящий запрос немаскируемого прерывания.</text:p>
          </table:table-cell>
        </table:table-row>
        <table:table-row>
          <table:table-cell table:style-name="Таблица1.A2" office:value-type="string">
            <text:p text:style-name="Text_20_body">18</text:p>
          </table:table-cell>
          <table:table-cell table:style-name="Таблица1.B6">
            <text:p text:style-name="Text_20_body"><draw:frame draw:style-name="fr1" draw:name="Объект4" text:anchor-type="as-char" svg:y="-0.377cm" svg:width="1.152cm" svg:height="0.467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</table:table-cell>
          <table:table-cell table:style-name="Таблица1.A2" office:value-type="string">
            <text:p text:style-name="Text_20_body">Входящий запрос маскируемого прерывания.</text:p>
          </table:table-cell>
        </table:table-row>
        <table:table-row>
          <table:table-cell table:style-name="Таблица1.A2" office:value-type="string">
            <text:p text:style-name="Text_20_body">19</text:p>
          </table:table-cell>
          <table:table-cell table:style-name="Таблица1.A2" office:value-type="string">
            <text:p text:style-name="Text_20_body"><draw:frame draw:style-name="fr1" draw:name="Объект5" text:anchor-type="as-char" svg:y="-0.377cm" svg:width="1.037cm" svg:height="0.467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</table:table-cell>
          <table:table-cell table:style-name="Таблица1.A2" office:value-type="string">
            <text:p text:style-name="Text_20_body">Вход тактового генератора.</text:p>
          </table:table-cell>
        </table:table-row>
        <table:table-row>
          <table:table-cell table:style-name="Таблица1.A2" office:value-type="string">
            <text:p text:style-name="Text_20_body">21</text:p>
          </table:table-cell>
          <table:table-cell table:style-name="Таблица1.B6">
            <text:p text:style-name="Text_20_body"><draw:frame draw:style-name="fr1" draw:name="Объект6" text:anchor-type="as-char" svg:y="-0.377cm" svg:width="1.489cm" svg:height="0.467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</table:table-cell>
          <table:table-cell table:style-name="Таблица1.A2" office:value-type="string">
            <text:p text:style-name="Text_20_body">Вход на сброс состояния регистров.</text:p>
          </table:table-cell>
        </table:table-row>
        <table:table-row>
          <table:table-cell table:style-name="Таблица1.A2" office:value-type="string">
            <text:p text:style-name="Text_20_body">22</text:p>
          </table:table-cell>
          <table:table-cell table:style-name="Таблица1.B6">
            <text:p text:style-name="Text_20_body"><draw:frame draw:style-name="fr1" draw:name="Объект7" text:anchor-type="as-char" svg:y="-0.377cm" svg:width="1.595cm" svg:height="0.467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</table:table-cell>
          <table:table-cell table:style-name="Таблица1.A2" office:value-type="string">
            <text:p text:style-name="Text_20_body">Вход <text:span text:style-name="T3">из системной шины. Подтверждение шиной завершения ввода/вывода данных.</text:span></text:p>
          </table:table-cell>
        </table:table-row>
        <table:table-row table:style-name="Таблица1.10">
          <table:table-cell table:style-name="Таблица1.A10" office:value-type="string">
            <text:p text:style-name="Text_20_body">33</text:p>
          </table:table-cell>
          <table:table-cell table:style-name="Таблица1.B10">
            <text:p text:style-name="Text_20_body"><draw:frame draw:style-name="fr1" draw:name="Объект8" text:anchor-type="as-char" svg:y="-0.377cm" svg:width="1.753cm" svg:height="0.467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  <table:table-cell table:style-name="Таблица1.C10" office:value-type="string">
            <text:p text:style-name="Text_20_body">Вход, переключающий работу процессора в минимальный (при подаче +5В) или максимальный (при заземлении).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91942948246209" text:continue-numbering="true" text:style-name="L1">
        <text:list-item>
          <text:p text:style-name="P21"><text:soft-page-break/>Флаги процессора.</text:p>
        </text:list-item>
      </text:list>
      <text:p text:style-name="Text_20_body"/>
      <table:table table:name="Таблица2" table:style-name="Таблица2" table:template-name="Academic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Text_20_body">Название флага</text:p>
          </table:table-cell>
          <table:table-cell table:style-name="Таблица2.A1" office:value-type="string">
            <text:p text:style-name="Text_20_body">Описание</text:p>
          </table:table-cell>
        </table:table-row>
        <table:table-row>
          <table:table-cell table:style-name="Таблица2.A2" office:value-type="string">
            <text:p text:style-name="Text_20_body">Флаг переноса <text:span text:style-name="T1">CF</text:span></text:p>
          </table:table-cell>
          <table:table-cell table:style-name="Таблица2.A2" office:value-type="string">
            <text:p text:style-name="Text_20_body">Устанавливается в 1, если при выполнении сложения/вычитания возник перенос/заём из старшего бита.</text:p>
          </table:table-cell>
        </table:table-row>
        <table:table-row>
          <table:table-cell table:style-name="Таблица2.A2" office:value-type="string">
            <text:p text:style-name="Text_20_body">Флаг паритета <text:span text:style-name="T1">PF</text:span></text:p>
          </table:table-cell>
          <table:table-cell table:style-name="Таблица2.A2" office:value-type="string">
            <text:p text:style-name="Text_20_body">Устанавливается в 1, если младшие 8 байт результата выполнения операции содержит чётное количество единиц.</text:p>
          </table:table-cell>
        </table:table-row>
        <table:table-row>
          <table:table-cell table:style-name="Таблица2.A2" office:value-type="string">
            <text:p text:style-name="Text_20_body">Флаг вспомогательного переноса <text:span text:style-name="T1">AF</text:span></text:p>
          </table:table-cell>
          <table:table-cell table:style-name="Таблица2.A2" office:value-type="string">
            <text:p text:style-name="Text_20_body">Устанавливается в 1, если в результате сложения/вычитания произошёл перенос/заём из третьего бита.</text:p>
          </table:table-cell>
        </table:table-row>
        <table:table-row>
          <table:table-cell table:style-name="Таблица2.A2" office:value-type="string">
            <text:p text:style-name="Text_20_body">Флаг нуля <text:span text:style-name="T1">ZF</text:span></text:p>
          </table:table-cell>
          <table:table-cell table:style-name="Таблица2.A2" office:value-type="string">
            <text:p text:style-name="Text_20_body">Устанавливается в 1, если результат операции равен нулю.</text:p>
          </table:table-cell>
        </table:table-row>
        <table:table-row>
          <table:table-cell table:style-name="Таблица2.A2" office:value-type="string">
            <text:p text:style-name="Text_20_body">Флаг знака <text:span text:style-name="T1">SF</text:span></text:p>
          </table:table-cell>
          <table:table-cell table:style-name="Таблица2.A2" office:value-type="string">
            <text:p text:style-name="Text_20_body">Равен старшему биту результата операции.</text:p>
          </table:table-cell>
        </table:table-row>
        <table:table-row>
          <table:table-cell table:style-name="Таблица2.A2" office:value-type="string">
            <text:p text:style-name="Text_20_body">Флаг прослеживания <text:span text:style-name="T1">TF</text:span></text:p>
          </table:table-cell>
          <table:table-cell table:style-name="Таблица2.A2" office:value-type="string">
            <text:p text:style-name="Text_20_body">Если равен 1, после выполнения каждой команды возникает внутреннее прерывание.</text:p>
          </table:table-cell>
        </table:table-row>
        <table:table-row>
          <table:table-cell table:style-name="Таблица2.A2" office:value-type="string">
            <text:p text:style-name="Text_20_body">Флаг разрешения прерывания <text:span text:style-name="T1">IF</text:span></text:p>
          </table:table-cell>
          <table:table-cell table:style-name="Таблица2.A2" office:value-type="string">
            <text:p text:style-name="Text_20_body">Если равен 1, процессор обрабатывает маскируемые прерывания, иначе игнорирует их.</text:p>
          </table:table-cell>
        </table:table-row>
        <table:table-row>
          <table:table-cell table:style-name="Таблица2.A2" office:value-type="string">
            <text:p text:style-name="Text_20_body">Флаг направления <text:span text:style-name="T1">DF</text:span></text:p>
          </table:table-cell>
          <table:table-cell table:style-name="Таблица2.A2" office:value-type="string">
            <text:p text:style-name="Text_20_body">Применяется в командах манипуляций цепочками.</text:p>
          </table:table-cell>
        </table:table-row>
        <table:table-row>
          <table:table-cell table:style-name="Таблица2.A10" office:value-type="string">
            <text:p text:style-name="Text_20_body">Флаг переполнения <text:span text:style-name="T1">OF</text:span></text:p>
          </table:table-cell>
          <table:table-cell table:style-name="Таблица2.A10" office:value-type="string">
            <text:p text:style-name="Text_20_body">Устанавливается в 1, если результат выполнения операции сложения/вычитания находится за пределами допустимого диапазона.</text:p>
          </table:table-cell>
        </table:table-row>
      </table:table>
      <text:list xml:id="list91943809753787" text:continue-numbering="true" text:style-name="L1">
        <text:list-header>
          <text:p text:style-name="P21"/>
        </text:list-header>
        <text:list-item>
          <text:p text:style-name="P21">Физический адрес сегмента памяти представляет 20-битовое число, которое однозначно определяет положение каждого байта. Логический адрес ячейки памяти состоит из двух 16-битовых чисел: начального адреса сегмента, который называют сегментом, и смещения, определяемого как расстояние от начала сегмента до этой ячейки.</text:p>
          <text:p text:style-name="P21"><text:soft-page-break/>Для вычисления физического адреса база сегмента сдвигается на 4 бита влево и суммируется со смещением. Возможный перенос из старшего бита игнорируется.</text:p>
        </text:list-item>
        <text:list-item>
          <text:p text:style-name="P21">В ассемблерных программах применяются команды побитового сдвига влево/вправо (<draw:frame draw:style-name="fr1" draw:name="Объект9" text:anchor-type="as-char" svg:y="-0.377cm" svg:width="0.968cm" svg:height="0.467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text:span text:style-name="T1"> </text:span>и <draw:frame draw:style-name="fr1" draw:name="Объект10" text:anchor-type="as-char" svg:y="-0.377cm" svg:width="1.004cm" svg:height="0.467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соответственно) и команды побитового арифметического сдвига влево/вправо (<draw:frame draw:style-name="fr1" draw:name="Объект11" text:anchor-type="as-char" svg:y="-0.377cm" svg:width="0.923cm" svg:height="0.467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и <draw:frame draw:style-name="fr1" draw:name="Объект12" text:anchor-type="as-char" svg:y="-0.377cm" svg:width="0.958cm" svg:height="0.467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соответственно).</text:p>
        </text:list-item>
        <text:list-item>
          <text:p text:style-name="P21">Инициализация сегментных регистров происходит путём установки конкретного значения в данных регистр.</text:p>
        </text:list-item>
        <text:list-item>
          <text:p text:style-name="P21">Стек — область памяти, работающая по принципу «первый вошёл — последний вышел» предназначенная для хранения временных данных. В программах формата <text:span text:style-name="T1">EXE </text:span>программист должен задавать сегмент стека, в программах <text:span text:style-name="T1">COM </text:span>стек генерируется автоматически.</text:p>
        </text:list-item>
        <text:list-item>
          <text:p text:style-name="P21">Указатель стека содержит смещение ячейки памяти, в которой находятся данные, относительно начала сегмента. При выполнении команды <text:span text:style-name="T1">PUSH </text:span>значение регистра <text:span text:style-name="T1">SP </text:span><text:span text:style-name="T2">уменьшается</text:span> на 1 машинное слово, а в ячейку по полученному смещению записываются данные.</text:p>
        </text:list-item>
        <text:list-item>
          <text:p text:style-name="P21">…</text:p>
        </text:list-item>
        <text:list-item>
          <text:p text:style-name="P21">При включении компьютера генерируется сигнал на линии сброса <draw:frame draw:style-name="fr1" draw:name="Объект13" text:anchor-type="as-char" svg:y="-0.377cm" svg:width="1.489cm" svg:height="0.467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text:s/>заставляет все компоненты перейти в выключенное состояние. В процессоре регистры PSW, IP, DS, SS, ES и очередь команд сбрасываются, а в CS загружается код FFFF. После чего процессор начинает выполнение команд с адреса<draw:frame draw:style-name="fr1" draw:name="Объект14" text:anchor-type="as-char" svg:y="-0.377cm" svg:width="4.385cm" svg:height="0.467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. Обычно эта ячейка находится в постоянном запоминающем устройстве и содержит команду перехода <draw:frame draw:style-name="fr1" draw:name="Объект15" text:anchor-type="as-char" svg:y="-0.377cm" svg:width="1.023cm" svg:height="0.467cm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text:s/>к программе инициализации системы (загрузчику) и загрузки прикладной программы или операционной системы.</text:p>
        </text:list-item>
        <text:list-item>
          <text:p text:style-name="P21">…</text:p>
        </text:list-item>
        <text:list-item>
          <text:p text:style-name="P21">Внутренние прерывания <text:span text:style-name="T1">DOS </text:span>используются для вызова системных функций.</text:p>
        </text:list-item>
        <text:list-item>
          <text:p text:style-name="P21">…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adornments="Обычный" style:font-family-generic="swiss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1" fo:font-family="'Times New Roman'" style:font-style-name="Обычный" style:font-family-generic="roman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199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 fo:hyphenate="true" fo:hyphenation-remain-char-count="2" fo:hyphenation-push-char-count="2" loext:hyphenation-no-caps="true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line-height="150%" style:page-number="auto" text:number-lines="fals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Subtitle" style:default-outline-level="1" style:class="text" style:master-page-name="">
      <style:paragraph-properties fo:margin-top="0cm" fo:margin-bottom="0cm" style:contextual-spacing="true" fo:text-align="center" style:justify-single-word="false" style:page-number="auto">
        <style:tab-stops/>
      </style:paragraph-properties>
      <style:text-properties fo:font-size="14pt" fo:font-weight="normal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1.6cm" fo:margin-bottom="0.801cm" style:contextual-spacing="false" fo:text-indent="1.199cm" style:auto-text-indent="false" text:number-lines="true" text:line-number="0"/>
      <style:text-properties fo:font-size="14pt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Заголовок_20_2_20__28_Без_20_номера_29_" style:display-name="Заголовок 2 (Без номера)" style:family="paragraph" style:parent-style-name="Heading_20_2" style:next-style-name="Text_20_body" style:default-outline-level="" style:list-style-name="" style:master-page-name="">
      <style:paragraph-properties style:page-number="auto" text:number-lines="false" text:line-number="0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801cm" fo:margin-bottom="0.801cm" style:contextual-spacing="false" fo:text-indent="1.199cm" style:auto-text-indent="false" style:page-number="auto"/>
      <style:text-properties fo:font-size="14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style:contextual-spacing="false" fo:text-indent="1.199cm" style:auto-text-indent="false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true" fo:text-align="center" style:justify-single-word="false" style:page-number="auto" text:number-lines="false" text:line-number="0">
        <style:tab-stops/>
      </style:paragraph-properties>
      <style:text-properties fo:font-size="14pt" fo:font-weight="bold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4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4pt" fo:font-weight="normal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4pt" fo:font-style="normal" fo:font-weight="normal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14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14pt" fo:font-weight="normal" style:font-size-asian="75%" style:font-weight-asian="bold" style:font-size-complex="75%" style:font-weight-complex="bold"/>
    </style:style>
    <style:style style:name="Frame_20_contents" style:display-name="Frame contents" style:family="paragraph" style:parent-style-name="Standard" style:class="extra"/>
    <style:style style:name="Листинг_20_программы" style:display-name="Листинг программы" style:family="paragraph" style:parent-style-name="Standard" style:class="text" style:master-page-name="">
      <style:paragraph-properties fo:orphans="0" fo:widows="0" style:page-number="auto" text:number-lines="false" text:line-number="0">
        <style:tab-stops/>
      </style:paragraph-properties>
      <style:text-properties style:font-name="Consolas" fo:font-family="Consolas" style:font-style-name="Обычный" style:font-family-generic="swiss" style:font-pitch="fixed" fo:font-size="8pt"/>
    </style:style>
    <style:style style:name="Drawing" style:family="paragraph" style:parent-style-name="Caption" style:class="extra" style:master-page-name="">
      <style:paragraph-properties fo:margin-top="0.21cm" fo:margin-bottom="0.801cm" style:contextual-spacing="false" fo:text-align="center" style:justify-single-word="false" style:page-number="auto"/>
    </style:style>
    <style:style style:name="Table_20_Contents" style:display-name="Table Contents" style:family="paragraph" style:parent-style-name="Standard" style:class="extra">
      <style:paragraph-properties fo:line-height="150%"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as-char" svg:x="0cm" svg:y="0cm" fo:margin-left="0cm" fo:margin-right="0cm" fo:margin-top="0.201cm" fo:margin-bottom="0.201cm" style:wrap="none" style:vertical-pos="top" style:vertical-rel="baseline" style:horizontal-pos="center" style:horizontal-rel="paragraph-content" fo:padding="0.101cm" fo:border="0.06pt solid #000000" draw:wrap-influence-on-position="once-concurrent" loext:allow-overlap="false"/>
    </style:style>
    <style:style style:name="Graphics" style:family="graphic">
      <style:graphic-properties text:anchor-type="as-char" svg:x="0cm" svg:y="0cm" fo:margin-top="0cm" fo:margin-bottom="0cm" style:wrap="none" style:vertical-pos="top" style:vertical-rel="baseline" style:horizontal-pos="center" style:horizontal-rel="paragraph" fo:padding-left="0cm" fo:padding-right="0cm" fo:padding-top="0.4cm" fo:padding-bottom="0.4cm" fo:border="none" draw:wrap-influence-on-position="once-concurrent" loext:allow-overlap="false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 %1%" style:num-prefix=" " style:num-format="1" text:start-value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ru" number:country="RU">
      <number:number number:min-integer-digits="1"/>
    </number:number-style>
    <number:text-style style:name="N10100" number:language="ru" number:country="RU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8</text:page-number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5T21:21:02.441000000</meta:creation-date>
    <meta:editing-duration>PT1H28M33S</meta:editing-duration>
    <meta:editing-cycles>25</meta:editing-cycles>
    <meta:generator>LibreOffice/7.3.7.2$Linux_X86_64 LibreOffice_project/30$Build-2</meta:generator>
    <dc:date>2022-12-01T09:19:41.531118156</dc:date>
    <meta:document-statistic meta:table-count="3" meta:image-count="0" meta:object-count="15" meta:page-count="8" meta:paragraph-count="161" meta:word-count="1249" meta:character-count="8884" meta:non-whitespace-character-count="7196"/>
  </office:meta>
</office:document-meta>
</file>

<file path=Object 1/content.xml><?xml version="1.0" encoding="utf-8"?>
<math xmlns="http://www.w3.org/1998/Math/MathML" display="block">
  <semantics>
    <mrow>
      <mrow>
        <mrow>
          <mn>201</mn>
          <mo stretchy="false">⋅</mo>
          <mfrac>
            <mn>1</mn>
            <mrow>
              <mn>5</mn>
              <mo stretchy="false">⋅</mo>
              <msup>
                <mn>10</mn>
                <mn>9</mn>
              </msup>
            </mrow>
          </mfrac>
        </mrow>
        <mo stretchy="false">=</mo>
        <mrow>
          <mn>40,2</mn>
          <mo stretchy="false">⋅</mo>
          <msup>
            <mn>10</mn>
            <mrow>
              <mo stretchy="false">−</mo>
              <mn>9</mn>
            </mrow>
          </msup>
        </mrow>
      </mrow>
      <mi>с</mi>
    </mrow>
    <annotation encoding="StarMath 5.0">201 cdot frac 1 {5 cdot 10^9} = 40,2 cdot 10^{ -9 } с</annotation>
  </semantics>
</math>
</file>

<file path=Object 10/content.xml><?xml version="1.0" encoding="utf-8"?>
<math xmlns="http://www.w3.org/1998/Math/MathML" display="block">
  <semantics>
    <mi mathvariant="italic">SHR</mi>
    <annotation encoding="StarMath 5.0">SHR</annotation>
  </semantics>
</math>
</file>

<file path=Object 11/content.xml><?xml version="1.0" encoding="utf-8"?>
<math xmlns="http://www.w3.org/1998/Math/MathML" display="block">
  <semantics>
    <mi mathvariant="italic">SAL</mi>
    <annotation encoding="StarMath 5.0">SAL</annotation>
  </semantics>
</math>
</file>

<file path=Object 12/content.xml><?xml version="1.0" encoding="utf-8"?>
<math xmlns="http://www.w3.org/1998/Math/MathML" display="block">
  <semantics>
    <mi mathvariant="italic">SAR</mi>
    <annotation encoding="StarMath 5.0">SAR</annotation>
  </semantics>
</math>
</file>

<file path=Object 13/content.xml><?xml version="1.0" encoding="utf-8"?>
<math xmlns="http://www.w3.org/1998/Math/MathML" display="block">
  <semantics>
    <mi mathvariant="italic">RESET</mi>
    <annotation encoding="StarMath 5.0">RESET</annotation>
  </semantics>
</math>
</file>

<file path=Object 14/content.xml><?xml version="1.0" encoding="utf-8"?>
<math xmlns="http://www.w3.org/1998/Math/MathML" display="block">
  <semantics>
    <mrow>
      <mi mathvariant="italic">FFFF</mi>
      <mrow>
        <mrow>
          <mn>0</mn>
          <mo stretchy="false">+</mo>
          <mn>0000</mn>
        </mrow>
        <mo stretchy="false">=</mo>
        <mi mathvariant="italic">FFFF</mi>
      </mrow>
      <mn>0</mn>
    </mrow>
    <annotation encoding="StarMath 5.0">FFFF0 + 0000 = FFFF0</annotation>
  </semantics>
</math>
</file>

<file path=Object 15/content.xml><?xml version="1.0" encoding="utf-8"?>
<math xmlns="http://www.w3.org/1998/Math/MathML" display="block">
  <semantics>
    <mi mathvariant="italic">JMP</mi>
    <annotation encoding="StarMath 5.0">JMP</annotation>
  </semantics>
</math>
</file>

<file path=Object 2/content.xml><?xml version="1.0" encoding="utf-8"?>
<math xmlns="http://www.w3.org/1998/Math/MathML" display="block">
  <semantics>
    <msub>
      <mi>V</mi>
      <mi mathvariant="italic">cc</mi>
    </msub>
    <annotation encoding="StarMath 5.0">V_{cc}</annotation>
  </semantics>
</math>
</file>

<file path=Object 3/content.xml><?xml version="1.0" encoding="utf-8"?>
<math xmlns="http://www.w3.org/1998/Math/MathML" display="block">
  <semantics>
    <mi mathvariant="italic">NMI</mi>
    <annotation encoding="StarMath 5.0">NMI</annotation>
  </semantics>
</math>
</file>

<file path=Object 4/content.xml><?xml version="1.0" encoding="utf-8"?>
<math xmlns="http://www.w3.org/1998/Math/MathML" display="block">
  <semantics>
    <mi mathvariant="italic">INTR</mi>
    <annotation encoding="StarMath 5.0">INTR</annotation>
  </semantics>
</math>
</file>

<file path=Object 5/content.xml><?xml version="1.0" encoding="utf-8"?>
<math xmlns="http://www.w3.org/1998/Math/MathML" display="block">
  <semantics>
    <mi mathvariant="italic">CLK</mi>
    <annotation encoding="StarMath 5.0">CLK</annotation>
  </semantics>
</math>
</file>

<file path=Object 6/content.xml><?xml version="1.0" encoding="utf-8"?>
<math xmlns="http://www.w3.org/1998/Math/MathML" display="block">
  <semantics>
    <mi mathvariant="italic">RESET</mi>
    <annotation encoding="StarMath 5.0">RESET</annotation>
  </semantics>
</math>
</file>

<file path=Object 7/content.xml><?xml version="1.0" encoding="utf-8"?>
<math xmlns="http://www.w3.org/1998/Math/MathML" display="block">
  <semantics>
    <mi mathvariant="italic">READY</mi>
    <annotation encoding="StarMath 5.0">READY</annotation>
  </semantics>
</math>
</file>

<file path=Object 8/content.xml><?xml version="1.0" encoding="utf-8"?>
<math xmlns="http://www.w3.org/1998/Math/MathML" display="block">
  <semantics>
    <mrow>
      <mi mathvariant="italic">MN</mi>
      <mo stretchy="false">/</mo>
      <mover accent="true">
        <mi mathvariant="italic">MX</mi>
        <mo stretchy="false">¯</mo>
      </mover>
    </mrow>
    <annotation encoding="StarMath 5.0">MN/bar{MX}</annotation>
  </semantics>
</math>
</file>

<file path=Object 9/content.xml><?xml version="1.0" encoding="utf-8"?>
<math xmlns="http://www.w3.org/1998/Math/MathML" display="block">
  <semantics>
    <mi mathvariant="italic">SHL</mi>
    <annotation encoding="StarMath 5.0">SHL</annotation>
  </semantics>
</math>
</file>